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8.25pt"/>
    </style:style>
    <style:style style:name="co3" style:family="table-column">
      <style:table-column-properties fo:break-before="auto" style:column-width="228.84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116.65pt"/>
    </style:style>
    <style:style style:name="co6" style:family="table-column">
      <style:table-column-properties fo:break-before="auto" style:column-width="100.66pt"/>
    </style:style>
    <style:style style:name="co7" style:family="table-column">
      <style:table-column-properties fo:break-before="auto" style:column-width="84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position="" style:font-name="Arial" fo:font-size="8pt" style:font-name-asian="Arial" style:font-size-asian="8pt" style:font-name-complex="Arial" style:font-size-complex="8pt"/>
    </style:style>
    <style:style style:name="ce4" style:family="table-cell" style:parent-style-name="Default">
      <style:text-properties style:text-position="" style:font-name="Arial" fo:font-size="8pt" style:font-size-asian="8pt" style:font-size-complex="8pt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text-position="" style:font-name="Arial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00ff00"/>
      <style:text-properties style:text-position="" style:font-name="Arial" fo:font-size="10pt" style:font-size-asian="10pt" style:font-size-complex="10pt"/>
    </style:style>
    <style:style style:name="ce19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20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ff00"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27" style:family="table-cell" style:parent-style-name="Default">
      <style:text-properties style:font-name="Arial" fo:font-size="8pt" style:font-size-asian="8pt" style:font-size-complex="8pt"/>
    </style:style>
    <style:style style:name="ce28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00ff00"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AllAvailableTests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TESTS RUN AT $2015-03-25T22:39:40.701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ssignmentTests.rsc|: 5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mprehension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1.rsc|: 6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2.rsc|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1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Term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TypeTests.rsc|: 7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Interpolation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Tests.rsc|: 18 tests executed; 4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Tests.rsc|: 3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DescendantTests.rsc|: 2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gExpTests.rsc|: 6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copeTests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tatementTests.rsc|: 10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VisitTests.rsc|: 147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Boolean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Functions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O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sDefined.rsc|: 3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s.rsc|: 1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tching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Overloading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trings.rsc|: 6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Tupl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ValueIO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Extending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1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8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ModuleInitRang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Automatic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Manual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Lisra/Test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Grammar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Lookahead.rsc|: 3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ParserGeneratorTests.rsc|: 7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Pico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C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Characters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: 31 tests executed; 5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Rascal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ConcreteSyntax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ExpressionGrammar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: 12 tests executed; 4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KnownIssue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meta/ModuleInfo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SolvedIssues.rsc|: 11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AbstractKindTests.rsc|: 1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AbstractNameTests.rsc|: 15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UtilTests.rsc|: 8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util/PriorityQueue.rsc|: 1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util/UUID.rsc|: 1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StaticTestingUtilsTests.rsc|: 14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ccumulatingTCTests.rsc|: 3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llStaticIssues.rsc|: 51 tests executed; 5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nnotationTCTests.rsc|: 7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ssignmentTCTests.rsc|: 20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allTCTests.rsc|: 21 tests executed; 1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omprehensionTCTests.rsc|: 17 tests executed; 2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DataDeclarationTCTests.rsc|: 9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DataTypeTCTests.rsc|: 44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DeclarationTCTests.rsc|: 29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ImportTCTests.rsc|: 4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PatternTCTests.rsc|: 66 tests executed; 3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ProjectionTCTests.rsc|: 3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RegExpTCTests.rsc|: 1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ScopeTCTests.rsc|: 9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StatementTCTests.rsc|: 9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SubscriptTCTests.rsc|: 18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VisitTCTests.rsc|: 1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965,155,&lt;55,0&gt;,&lt;62,1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131,139,&lt;28,0&gt;,&lt;36,1&gt;): FALSE NoSuchField("e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2146,134,&lt;89,0&gt;,&lt;98,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1701,54,&lt;64,0&gt;,&lt;64,54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1082,161,&lt;42,0&gt;,&lt;45,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851,62,&lt;34,0&gt;,&lt;36,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RangeTests.rsc|(1874,61,&lt;47,0&gt;,&lt;47,6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RangeTests.rsc|(1814,58,&lt;46,0&gt;,&lt;46,5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VisitTests.rsc|(18343,108,&lt;655,0&gt;,&lt;655,10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Equality.rsc|(1213,94,&lt;27,0&gt;,&lt;27,94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Equality.rsc|(1122,89,&lt;26,0&gt;,&lt;26,89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IsDefined.rsc|(492,404,&lt;29,0&gt;,&lt;54,1&gt;): FALSE java.lang.NullPointerException; function: ☞ isDefined2({}); instruction: STOREVARDEREF 0,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Memoization.rsc|(450,183,&lt;26,0&gt;,&lt;35,1&gt;): FALSE test fails for arguments: {|tmp:///1L4Z/sGF|}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(2488,71,&lt;46,0&gt;,&lt;46,7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(1899,98,&lt;35,0&gt;,&lt;35,9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(1811,87,&lt;34,0&gt;,&lt;34,87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(1461,83,&lt;29,0&gt;,&lt;29,83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(1388,72,&lt;28,0&gt;,&lt;28,72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486,171,&lt;61,0&gt;,&lt;61,17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230,123,&lt;57,0&gt;,&lt;57,123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962,161,&lt;53,0&gt;,&lt;53,16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715,118,&lt;49,0&gt;,&lt;49,11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llStaticIssues.rsc|(13378,110,&lt;353,0&gt;,&lt;354,86&gt;): FALSE "{}"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llStaticIssues.rsc|(12669,192,&lt;327,0&gt;,&lt;332,1&gt;): FALSE java.lang.ArrayIndexOutOfBoundsException: 224; function: ☞ checkModule(appl(prod(label("default",sort("Module")..., |std:///lang/java/m3/AST.rsc|, config({},(),void(),(),(),(),(),(),(),()..., {bindir=|home:///bin|, forceCheck=false}...); instruction: LOADFUN Library/MATCH_OPTIONAL_LAYOUT_IN_LIST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llStaticIssues.rsc|(12496,169,&lt;321,0&gt;,&lt;325,1&gt;): FALSE java.lang.ArrayIndexOutOfBoundsException: 224; function: ☞ checkModule(appl(prod(label("default",sort("Module")..., |std:///lang/java/m3/AST.rsc|, config({},(),void(),(),(),(),(),(),(),()..., {bindir=|home:///bin|, forceCheck=false}...); instruction: LOADFUN Library/MATCH_OPTIONAL_LAYOUT_IN_LIST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llStaticIssues.rsc|(12418,72,&lt;317,0&gt;,&lt;318,46&gt;): FALSE java.lang.ArrayIndexOutOfBoundsException: 224; function: ☞ checkModule(appl(prod(label("default",sort("Module")..., |std:///lang/java/m3/AST.rsc|, config({},(),void(),(),(),(),(),(),(),()..., {bindir=|home:///bin|, forceCheck=false}...); instruction: LOADCON regular(\iter-seps(sort("Variant"),[lit("|")])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llStaticIssues.rsc|(11235,170,&lt;284,0&gt;,&lt;285,39&gt;): FALSE java.lang.ArrayIndexOutOfBoundsException: 224; function: ☞ checkModule(appl(prod(label("default",sort("Module")..., |std:///lang/rascal/grammar/definition/C..., config({},(),void(),(),(),(),(),(),(),()..., {bindir=|home:///bin|, forceCheck=false}...); instruction: LOADLOCREF 87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allTCTests.rsc|(471,54,&lt;15,0&gt;,&lt;15,54&gt;): FALSE "{}"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omprehensionTCTests.rsc|(2020,101,&lt;41,0&gt;,&lt;41,101&gt;): FALSE "{}"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omprehensionTCTests.rsc|(1902,101,&lt;39,0&gt;,&lt;39,101&gt;): FALSE "{}"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PatternTCTests.rsc|(7151,273,&lt;165,0&gt;,&lt;168,67&gt;): FALSE "{error(\"Cannot match an expression of type: type(adt(\\\"Tree\\\",[]),()) against a pattern of type t ..."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PatternTCTests.rsc|(6917,229,&lt;159,0&gt;,&lt;162,67&gt;): FALSE "{error(\"Cannot match an expression of type: type(adt(\\\"Tree\\\",[]),()) against a pattern of type t ..."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PatternTCTests.rsc|(6702,213,&lt;154,0&gt;,&lt;157,67&gt;): FALSE "{error(\"Cannot match an expression of type: type(adt(\\\"Tree\\\",[]),()) against a pattern of type t ..."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TEST SUMMARY: 4757 tests executed; 41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e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h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IsDefined.rsc|: java.lang.NullPointerException; function: ☞ isDefined2({}); instruction: STOREVARDEREF 0,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library/lang/csv/CSVIOTests.rsc|: Cannot execute due to compilation errors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yaml/Model.rsc|: Java("CompilerError","In function lang::yaml::Model/equalNodes(adt(\"Node\",[]);adt(\"Node\",[]);)#157/equalNodesRec(adt(\"Node\",[]);adt(\"Node\",[]);)#175 : No enum constant org.rascalmpl.library.experiments.Compiler.RVM.Interpreter.RascalPrimitive.equal_int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llStaticIssues.rsc|: "{}"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llStaticIssues.rsc|: java.lang.ArrayIndexOutOfBoundsException: 224; function: ☞ checkModule(appl(prod(label("default",sort("Module")..., |std:///lang/java/m3/AST.rsc|, config({},(),void(),(),(),(),(),(),(),()..., {bindir=|home:///bin|, forceCheck=false}...); instruction: LOADFUN Library/MATCH_OPTIONAL_LAYOUT_IN_LIST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llStaticIssues.rsc|: java.lang.ArrayIndexOutOfBoundsException: 224; function: ☞ checkModule(appl(prod(label("default",sort("Module")..., |std:///lang/java/m3/AST.rsc|, config({},(),void(),(),(),(),(),(),(),()..., {bindir=|home:///bin|, forceCheck=false}...); instruction: LOADFUN Library/MATCH_OPTIONAL_LAYOUT_IN_LIST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llStaticIssues.rsc|: java.lang.ArrayIndexOutOfBoundsException: 224; function: ☞ checkModule(appl(prod(label("default",sort("Module")..., |std:///lang/java/m3/AST.rsc|, config({},(),void(),(),(),(),(),(),(),()..., {bindir=|home:///bin|, forceCheck=false}...); instruction: LOADCON regular(\iter-seps(sort("Variant"),[lit("|")])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llStaticIssues.rsc|: java.lang.ArrayIndexOutOfBoundsException: 224; function: ☞ checkModule(appl(prod(label("default",sort("Module")..., |std:///lang/rascal/grammar/definition/C..., config({},(),void(),(),(),(),(),(),(),()..., {bindir=|home:///bin|, forceCheck=false}...); instruction: LOADLOCREF 87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allTCTests.rsc|: "{}"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PatternTCTests.rsc|: "{error(\"Cannot match an expression of type: type(adt(\\\"Tree\\\",[]),()) against a pattern of type t ..."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PatternTCTests.rsc|: "{error(\"Cannot match an expression of type: type(adt(\\\"Tree\\\",[]),()) against a pattern of type t ..."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PatternTCTests.rsc|: "{error(\"Cannot match an expression of type: type(adt(\\\"Tree\\\",[]),()) against a pattern of type t ..."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55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2"/>
          <table:table-cell table:number-columns-repeated="1019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 Tests with Assertions" table:style-name="ta1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>
            <text:p>TESTS RUN AT $2015-03-18T22:11:49.869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ssignmentTests.rsc|: 5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mprehension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1.rsc|: 6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2.rsc|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1.rsc|: 11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Term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TypeTests.rsc|: 7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Tests.rsc|: 17 tests executed; 3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Tests.rsc|: 3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DescendantTests.rsc|: 2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gExpTests.rsc|: 6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copeTests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tatementTests.rsc|: 10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VisitTests.rsc|: 147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Boolean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Functions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O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s.rsc|: 1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tching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Overloading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trings.rsc|: 6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Tupl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ValueIO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Extending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1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8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ModuleInitRang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Automatic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Manual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Lookahead.rsc|: 3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ParserGeneratorTests.rsc|: 7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Pico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C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Characters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: 31 tests executed; 5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Rascal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ConcreteSyntax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ExpressionGrammar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: 12 tests executed; 4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KnownIssue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meta/ModuleInfo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AbstractKind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AbstractName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TypeInstantiation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UtilTests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1.rsc|(1090,83,&lt;39,0&gt;,&lt;39,8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1.rsc|(1007,81,&lt;37,0&gt;,&lt;37,8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965,155,&lt;55,0&gt;,&lt;62,1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131,139,&lt;28,0&gt;,&lt;36,1&gt;): FALSE NoSuchField("e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Tests.rsc|(1701,54,&lt;64,0&gt;,&lt;64,54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Tests.rsc|(1082,161,&lt;42,0&gt;,&lt;45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Tests.rsc|(851,62,&lt;34,0&gt;,&lt;36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VisitTests.rsc|(18343,108,&lt;655,0&gt;,&lt;655,10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emoization.rsc|(450,183,&lt;26,0&gt;,&lt;35,1&gt;): FALSE test fails for arguments: {0.06538059450124944}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(2488,71,&lt;46,0&gt;,&lt;46,7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(1899,98,&lt;35,0&gt;,&lt;35,9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(1811,87,&lt;34,0&gt;,&lt;34,87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(1461,83,&lt;29,0&gt;,&lt;29,8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(1388,72,&lt;28,0&gt;,&lt;28,72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EST SUMMARY: 4360 tests executed; 30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FunctionCompositionTests.rsc|: Java("AssertionError","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InterpolationTests.rsc|: Java("AssertionError","sp value is 2 (should be at least 3) at |std:///lang/rascal/tests/functionality/InterpolationTests.rsc|(119,5,\&lt;3,56\&gt;,\&lt;3,61\&gt;)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e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h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sDefined.rsc|: Java("AssertionError","Local variable 4 is null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NoLayout/Eval.rsc|: Java("CompilerError","In function demo::lang::Exp::Concrete::NoLayout::Eval/eval(sort(\"Exp\");)#9 : IO(\"Expected Production, but got node\")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Lisra/Test.rsc|: Java("CompilerError","In function demo::lang::Lisra::Parse/build(sort(\"LispExp\");)#11 : IO(\"Expected Production, but got node\")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Grammar.rsc|: Java("CompilerError","In function lang::rascal::format::Grammar/CC()#180 : IO(\"Expected Production, but got node\")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yaml/Model.rsc|: Java("CompilerError","In function lang::yaml::Model/equalNodes(adt(\"Node\",[]);adt(\"Node\",[]);)#157/equalNodesRec(adt(\"Node\",[]);adt(\"Node\",[]);)#175 : No enum constant org.rascalmpl.library.experiments.Compiler.RVM.Interpreter.RascalPrimitive.equal_int")</text:p>
          </table:table-cell>
          <table:table-cell table:number-columns-repeated="1023"/>
        </table:table-row>
        <table:table-row table:style-name="ro1" table:number-rows-repeated="75">
          <table:table-cell table:style-name="ce1"/>
          <table:table-cell table:number-columns-repeated="1023"/>
        </table:table-row>
        <table:table-row table:style-name="ro1" table:number-rows-repeated="10483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checker Tests" table:style-name="ta1">
        <table:table-column table:style-name="co1" table:number-columns-repeated="1024" table:default-cell-style-name="ce27"/>
        <table:table-row table:style-name="ro1">
          <table:table-cell table:style-name="ce24" office:value-type="string" calcext:value-type="string">
            <text:p>TESTS RUN AT $2015-03-29T21:15:51.635+00:00$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StaticTestingUtils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Accumulating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AllStaticIssues.rsc|: 51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AnnotationTCTests.rsc|: 7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AssignmentTC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CallTCTests.rsc|: 21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ComprehensionTCTests.rsc|: 17 tests executed; 2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DataDeclaration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DataTypeTCTests.rsc|: 4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DeclarationTCTests.rsc|: 2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ImportTC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PatternTCTests.rsc|: 66 tests executed; 3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Projection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RegExp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Scope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Statement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SubscriptTC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Visit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AllStaticIssues.rsc|(13378,110,&lt;353,0&gt;,&lt;354,86&gt;): FALSE "{}"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ComprehensionTCTests.rsc|(2020,101,&lt;41,0&gt;,&lt;41,101&gt;): FALSE "{}"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ComprehensionTCTests.rsc|(1902,101,&lt;39,0&gt;,&lt;39,101&gt;): FALSE "{}"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PatternTCTests.rsc|(7151,273,&lt;165,0&gt;,&lt;168,67&gt;): FALSE "{error(\"Cannot match an expression of type: type(adt(\\\"Tree\\\",[]),()) against a pattern of type t ..."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PatternTCTests.rsc|(6917,229,&lt;159,0&gt;,&lt;162,67&gt;): FALSE "{error(\"Cannot match an expression of type: type(adt(\\\"Tree\\\",[]),()) against a pattern of type t ..."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PatternTCTests.rsc|(6702,213,&lt;154,0&gt;,&lt;157,67&gt;): FALSE "{error(\"Cannot match an expression of type: type(adt(\\\"Tree\\\",[]),()) against a pattern of type t ..."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TEST SUMMARY: 326 tests executed; 7 failed; 0 ignored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AllStaticIssues.rsc|: "{}"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CallTCTests.rsc|: "{}"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PatternTCTests.rsc|: "{error(\"Cannot match an expression of type: type(adt(\\\"Tree\\\",[]),()) against a pattern of type t ..."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PatternTCTests.rsc|: "{error(\"Cannot match an expression of type: type(adt(\\\"Tree\\\",[]),()) against a pattern of type t ..."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types/PatternTCTests.rsc|: "{error(\"Cannot match an expression of type: type(adt(\\\"Tree\\\",[]),()) against a pattern of type t ..."</text:p>
          </table:table-cell>
          <table:table-cell table:number-columns-repeated="1023"/>
        </table:table-row>
        <table:table-row table:style-name="ro1" table:number-rows-repeated="79">
          <table:table-cell table:style-name="ce24"/>
          <table:table-cell table:number-columns-repeated="1023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1" table:number-columns-repeated="1024" table:default-cell-style-name="ce3"/>
        <table:table-row table:style-name="ro1">
          <table:table-cell table:style-name="ce2" office:value-type="string" calcext:value-type="string">
            <text:p>TESTS RUN AT $2014-12-02T12:11:48.297+00:00$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allTests.rsc|: 74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: 229 tests executed; 0 failed; 3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FunctionCompositionTests.rsc|: 27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: 337 tests executed; 0 failed; 3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gExpTests.rsc|: 61 tests executed; 0 failed; 1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IO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aps.rsc|: 2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Tests.rsc|: 235 tests executed; 0 failed; 1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ValueIOTests.rsc|: 43 tests executed; 0 failed; 1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allTests.rsc|(2334,156,&lt;81,0&gt;,&lt;86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FunctionCompositionTests.rsc|(7116,568,&lt;227,0&gt;,&lt;236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emoization.rsc|(450,183,&lt;26,0&gt;,&lt;35,1&gt;): FALSE test fails for arguments: {[-43438951r68807278],"柉"($2522-04-27T19:16:56.453+00:00$)} 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Tests.rsc|(2150,103,&lt;58,0&gt;,&lt;58,103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SUMMARY: 3539 tests executed; 7 failed; 9 ignored</text:p>
          </table:table-cell>
          <table:table-cell table:number-columns-repeated="1023"/>
        </table:table-row>
        <table:table-row table:style-name="ro1" table:number-rows-repeated="14">
          <table:table-cell table:style-name="ce2"/>
          <table:table-cell table:number-columns-repeated="1023"/>
        </table:table-row>
        <table:table-row table:style-name="ro1" table:number-rows-repeated="18">
          <table:table-cell table:style-name="ce5"/>
          <table:table-cell table:number-columns-repeated="1023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 Errors" table:style-name="ta1">
        <table:table-column table:style-name="co2" table:default-cell-style-name="ce4"/>
        <table:table-column table:style-name="co1" table:number-columns-repeated="1023" table:default-cell-style-name="ce4"/>
        <table:table-row table:style-name="ro1">
          <table:table-cell table:style-name="ce6" office:value-type="string" calcext:value-type="string">
            <text:p>Files with static error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project://rascal/src/org/rascalmpl/library/demo/Mod17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mbined/Manu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Lisra/Pretty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CheckControll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ParallelMerg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Ste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CommonSubExp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To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turing/l2/desugar/Desug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Benchmarks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lang/qla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util/Explod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Tst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Express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Modul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AllRascalLib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CoroutineExperimen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muRasc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Dot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Get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Typ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Serv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Translat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Exampl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Ex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Repl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StateMach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1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vega/Js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2Tex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Forma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Pars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imacs/IO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ot/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m3/Co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syntax/Java15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checker/TTL/TTLGe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ConcreteSyntax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analysis/statistics/RangeUtil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PatternTC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af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df2/util/SDF2Gramm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util/tasks/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PlotFunct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CodeCu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M3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Napole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3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imple.rsc|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1" table:number-columns-repeated="1019" table:default-cell-style-name="ce13"/>
        <table:table-row table:style-name="ro1">
          <table:table-cell table:style-name="ce7" office:value-type="string" calcext:value-type="string">
            <text:p>Status of source code of all tests</text:p>
          </table:table-cell>
          <table:table-cell table:style-name="ce14" office:value-type="string" calcext:value-type="string">
            <text:p>TC= type checker</text:p>
          </table:table-cell>
          <table:table-cell table:style-name="ce14" office:value-type="string" calcext:value-type="string">
            <text:p>CMP=compiler</text:p>
          </table:table-cell>
          <table:table-cell table:style-name="ce14" office:value-type="string" calcext:value-type="string">
            <text:p><text:span text:style-name="T1">TCTests</text:span></text:p>
          </table:table-cell>
          <table:table-cell table:style-name="ce16" table:number-columns-repeated="1020"/>
        </table:table-row>
        <table:table-row table:style-name="ro1">
          <table:table-cell table:style-name="ce7"/>
          <table:table-cell table:style-name="ce14" table:number-columns-repeated="3"/>
          <table:table-cell table:style-name="ce16" table:number-columns-repeated="1020"/>
        </table:table-row>
        <table:table-row table:style-name="ro1">
          <table:table-cell table:style-name="ce8" office:value-type="string" calcext:value-type="string">
            <text:p>Used during clean-up of tests, this has been completed</text:p>
          </table:table-cell>
          <table:table-cell table:style-name="ce15" table:number-columns-repeated="3"/>
          <table:table-cell table:style-name="ce20" table:number-columns-repeated="1020"/>
        </table:table-row>
        <table:table-row table:style-name="ro1">
          <table:table-cell table:style-name="ce7"/>
          <table:table-cell table:style-name="ce14" table:number-columns-repeated="3"/>
          <table:table-cell table:style-name="ce16" table:number-columns-repeated="1020"/>
        </table:table-row>
        <table:table-row table:style-name="ro1">
          <table:table-cell table:style-name="ce9" office:value-type="string" calcext:value-type="string">
            <text:p>Goal: no commented out tests; good formatting</text:p>
          </table:table-cell>
          <table:table-cell table:style-name="ce16" table:number-columns-repeated="1023"/>
        </table:table-row>
        <table:table-row table:style-name="ro1">
          <table:table-cell table:style-name="ce10"/>
          <table:table-cell table:style-name="ce16" table:number-columns-repeated="1023"/>
        </table:table-row>
        <table:table-row table:style-name="ro1">
          <table:table-cell table:style-name="ce9" office:value-type="string" calcext:value-type="string">
            <text:p>Green only means: clean-up done</text:p>
          </table:table-cell>
          <table:table-cell table:style-name="ce14" table:number-columns-repeated="1023"/>
        </table:table-row>
        <table:table-row table:style-name="ro1">
          <table:table-cell table:style-name="ce9" office:value-type="string" calcext:value-type="string">
            <text:p>but may contain TODOs and tests may fail</text:p>
          </table:table-cell>
          <table:table-cell table:style-name="ce14" table:number-columns-repeated="1023"/>
        </table:table-row>
        <table:table-row table:style-name="ro1">
          <table:table-cell table:style-name="ce7"/>
          <table:table-cell table:style-name="ce16" table:number-columns-repeated="1023"/>
        </table:table-row>
        <table:table-row table:style-name="ro1">
          <table:table-cell table:style-name="ce10" office:value-type="string" calcext:value-type="string">
            <text:p>Runtime test</text:p>
          </table:table-cell>
          <table:table-cell table:style-name="ce16" office:value-type="string" calcext:value-type="string">
            <text:p>Clean up done?</text:p>
          </table:table-cell>
          <table:table-cell table:style-name="ce16" office:value-type="string" calcext:value-type="string">
            <text:p>Notes</text:p>
          </table:table-cell>
          <table:table-cell table:style-name="ce16" office:value-type="string" calcext:value-type="string">
            <text:p>Static test exists?</text:p>
          </table:table-cell>
          <table:table-cell table:style-name="ce16" office:value-type="string" calcext:value-type="string">
            <text:p>Clean up done?</text:p>
          </table:table-cell>
          <table:table-cell table:style-name="ce16" table:number-columns-repeated="1019"/>
        </table:table-row>
        <table:table-row table:style-name="ro1">
          <table:table-cell table:style-name="ce6"/>
          <table:table-cell table:style-name="ce17" office:value-type="string" calcext:value-type="string">
            <text:p>(!= all tests pass)</text:p>
          </table:table-cell>
          <table:table-cell table:style-name="ce17" table:number-columns-repeated="2"/>
          <table:table-cell table:style-name="ce17" office:value-type="string" calcext:value-type="string">
            <text:p>(!= all tests pass)</text:p>
          </table:table-cell>
          <table:table-cell table:style-name="ce17" table:number-columns-repeated="1019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11" office:value-type="string" calcext:value-type="string">
            <text:p>functionality/Accumulating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Alias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AnnotationTests.rsc</text:p>
          </table:table-cell>
          <table:table-cell table:style-name="ce18"/>
          <table:table-cell table:style-name="Default"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Assignmen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BackTracking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CallTests.rsc</text:p>
          </table:table-cell>
          <table:table-cell table:style-name="ce18"/>
          <table:table-cell table:style-name="Default"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Comprehens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ConcretePatternTests1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ConcretePatternTests2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DataDeclarat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DataTypeTests.rsc</text:p>
          </table:table-cell>
          <table:table-cell table:style-name="ce18"/>
          <table:table-cell office:value-type="string" calcext:value-type="string">
            <text:p><text:s/>INTERSECT</text:p>
          </table:table-cell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Declarat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FunctionCompositionTests.rsc</text:p>
          </table:table-cell>
          <table:table-cell table:style-name="ce18"/>
          <table:table-cell/>
          <table:table-cell table:style-name="ce18"/>
          <table:table-cell table:number-columns-repeated="1020"/>
        </table:table-row>
        <table:table-row table:style-name="ro1">
          <table:table-cell table:style-name="ce11" office:value-type="string" calcext:value-type="string">
            <text:p>functionality/Patter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PatternTestsList3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PatternTestsDescendant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Project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Range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Reducer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RegExp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Scope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Statemen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Subscrip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Visi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Backtracking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Boolea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Equality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Integer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IO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stRelatio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Map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Matching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Node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Relatio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e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olvedIssue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tring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tring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Tuple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Boolean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Graph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Integer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ListTests.rsc</text:p>
          </table:table-cell>
          <table:table-cell table:style-name="ce18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library/Map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Math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Number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Relation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Set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StringTests.rsc</text:p>
          </table:table-cell>
          <table:table-cell table:style-name="ce18"/>
          <table:table-cell table:number-columns-repeated="1022"/>
        </table:table-row>
        <table:table-row table:style-name="ro1" table:number-rows-repeated="3">
          <table:table-cell table:style-name="ce11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00:41:34.82907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03-30T00:50:42.461465000</dc:date>
    <meta:editing-duration>P46DT4H28M49S</meta:editing-duration>
    <meta:editing-cycles>169</meta:editing-cycles>
    <meta:generator>LibreOffice/4.4.1.2$MacOSX_X86_64 LibreOffice_project/45e2de17089c24a1fa810c8f975a7171ba4cd432</meta:generator>
    <meta:document-statistic meta:table-count="6" meta:cell-count="642" meta:object-count="0"/>
  </office:meta>
</office:document-meta>
</file>